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,765,014,42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7,536,439,87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,992,393,787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,271,454,30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9,112,544,55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8,448,469,837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,633,049,792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,522,732,202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,642,178,579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,979,481,980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161,337,336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719,506,172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830,220,713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312,327,536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076,182,460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555,301,496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221,120,798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080,768,906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60,521,11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086,605,267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320,242,080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21,572,114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043,654,82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5:42.696644913</dc:date>
    <meta:editing-duration>PT6H7M36S</meta:editing-duration>
    <meta:editing-cycles>167</meta:editing-cycles>
    <meta:generator>LibreOffice/7.2.6.2$Linux_X86_64 LibreOffice_project/20$Build-2</meta:generator>
    <meta:document-statistic meta:table-count="1" meta:cell-count="48" meta:object-count="0"/>
  </office:meta>
</office:document-meta>
</file>